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4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08"/>
    <style:style style:name="ce3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" table:style-name="ta1">
        <table:shapes>
          <draw:frame draw:z-index="0" draw:style-name="gr1" draw:text-style-name="P1" svg:width="15.999cm" svg:height="8.999cm" svg:x="10.128cm" svg:y="0.1cm">
            <draw:object draw:notify-on-update-of-ranges="g.A1:g.A15 g.B1:g.B15 g.C1:g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row table:style-name="ro1">
          <table:table-cell office:value-type="float" office:value="2.30258509299405" calcext:value-type="float">
            <text:p>2,30</text:p>
          </table:table-cell>
          <table:table-cell office:value-type="float" office:value="7.16815588180602" calcext:value-type="float">
            <text:p>7,17</text:p>
          </table:table-cell>
          <table:table-cell office:value-type="float" office:value="8.16815588180602" calcext:value-type="float">
            <text:p>8,17</text:p>
          </table:table-cell>
        </table:table-row>
        <table:table-row table:style-name="ro1">
          <table:table-cell office:value-type="float" office:value="2.99573227355399" calcext:value-type="float">
            <text:p>3,00</text:p>
          </table:table-cell>
          <table:table-cell office:value-type="float" office:value="6.97239641460465" calcext:value-type="float">
            <text:p>6,97</text:p>
          </table:table-cell>
          <table:table-cell office:value-type="float" office:value="8.27342641026863" calcext:value-type="float">
            <text:p>8,27</text:p>
          </table:table-cell>
        </table:table-row>
        <table:table-row table:style-name="ro1">
          <table:table-cell office:value-type="float" office:value="3.91202300542815" calcext:value-type="float">
            <text:p>3,91</text:p>
          </table:table-cell>
          <table:table-cell office:value-type="float" office:value="6.65860177053216" calcext:value-type="float">
            <text:p>6,66</text:p>
          </table:table-cell>
          <table:table-cell office:value-type="float" office:value="8.35757177486818" calcext:value-type="float">
            <text:p>8,36</text:p>
          </table:table-cell>
        </table:table-row>
        <table:table-row table:style-name="ro1">
          <table:table-cell office:value-type="float" office:value="4.60517018598809" calcext:value-type="float">
            <text:p>4,61</text:p>
          </table:table-cell>
          <table:table-cell office:value-type="float" office:value="6.38626154506996" calcext:value-type="float">
            <text:p>6,39</text:p>
          </table:table-cell>
          <table:table-cell office:value-type="float" office:value="8.38626154506997" calcext:value-type="float">
            <text:p>8,39</text:p>
          </table:table-cell>
        </table:table-row>
        <table:table-row table:style-name="ro1">
          <table:table-cell office:value-type="float" office:value="5.29831736654804" calcext:value-type="float">
            <text:p>5,30</text:p>
          </table:table-cell>
          <table:table-cell office:value-type="float" office:value="6.08394313654061" calcext:value-type="float">
            <text:p>6,08</text:p>
          </table:table-cell>
          <table:table-cell office:value-type="float" office:value="8.38497313220459" calcext:value-type="float">
            <text:p>8,38</text:p>
          </table:table-cell>
        </table:table-row>
        <table:table-row table:style-name="ro1">
          <table:table-cell office:value-type="float" office:value="6.21460809842219" calcext:value-type="float">
            <text:p>6,21</text:p>
          </table:table-cell>
          <table:table-cell office:value-type="float" office:value="5.63411842529816" calcext:value-type="float">
            <text:p>5,63</text:p>
          </table:table-cell>
          <table:table-cell office:value-type="float" office:value="8.33308842963418" calcext:value-type="float">
            <text:p>8,33</text:p>
          </table:table-cell>
        </table:table-row>
        <table:table-row table:style-name="ro1">
          <table:table-cell office:value-type="float" office:value="6.90775527898214" calcext:value-type="float">
            <text:p>6,91</text:p>
          </table:table-cell>
          <table:table-cell office:value-type="float" office:value="5.33559711812759" calcext:value-type="float">
            <text:p>5,34</text:p>
          </table:table-cell>
          <table:table-cell office:value-type="float" office:value="8.33559711812759" calcext:value-type="float">
            <text:p>8,34</text:p>
          </table:table-cell>
        </table:table-row>
        <table:table-row table:style-name="ro1">
          <table:table-cell office:value-type="float" office:value="7.60090245954208" calcext:value-type="float">
            <text:p>7,60</text:p>
          </table:table-cell>
          <table:table-cell office:value-type="float" office:value="5.0183027797306" calcext:value-type="float">
            <text:p>5,02</text:p>
          </table:table-cell>
          <table:table-cell office:value-type="float" office:value="8.31933277539458" calcext:value-type="float">
            <text:p>8,32</text:p>
          </table:table-cell>
        </table:table-row>
        <table:table-row table:style-name="ro1">
          <table:table-cell office:value-type="float" office:value="8.51719319141624" calcext:value-type="float">
            <text:p>8,52</text:p>
          </table:table-cell>
          <table:table-cell office:value-type="float" office:value="4.61052934085148" calcext:value-type="float">
            <text:p>4,61</text:p>
          </table:table-cell>
          <table:table-cell office:value-type="float" office:value="8.30949934518749" calcext:value-type="float">
            <text:p>8,31</text:p>
          </table:table-cell>
        </table:table-row>
        <table:table-row table:style-name="ro1">
          <table:table-cell office:value-type="float" office:value="9.21034037197618" calcext:value-type="float">
            <text:p>9,21</text:p>
          </table:table-cell>
          <table:table-cell office:value-type="float" office:value="4.31076421717788" calcext:value-type="float">
            <text:p>4,31</text:p>
          </table:table-cell>
          <table:table-cell office:value-type="float" office:value="8.31076421717788" calcext:value-type="float">
            <text:p>8,31</text:p>
          </table:table-cell>
        </table:table-row>
        <table:table-row table:style-name="ro1">
          <table:table-cell office:value-type="float" office:value="9.90348755253613" calcext:value-type="float">
            <text:p>9,90</text:p>
          </table:table-cell>
          <table:table-cell office:value-type="float" office:value="3.70788372174318" calcext:value-type="float">
            <text:p>3,71</text:p>
          </table:table-cell>
          <table:table-cell office:value-type="float" office:value="8.00891371740716" calcext:value-type="float">
            <text:p>8,01</text:p>
          </table:table-cell>
        </table:table-row>
        <table:table-row table:style-name="ro1">
          <table:table-cell office:value-type="float" office:value="10.8197782844103" calcext:value-type="float">
            <text:p>10,82</text:p>
          </table:table-cell>
          <table:table-cell office:value-type="float" office:value="3.3548808672691" calcext:value-type="float">
            <text:p>3,35</text:p>
          </table:table-cell>
          <table:table-cell office:value-type="float" office:value="8.05385087160512" calcext:value-type="float">
            <text:p>8,05</text:p>
          </table:table-cell>
        </table:table-row>
        <table:table-row table:style-name="ro1">
          <table:table-cell office:value-type="float" office:value="11.5129254649702" calcext:value-type="float">
            <text:p>11,51</text:p>
          </table:table-cell>
          <table:table-cell office:value-type="float" office:value="3.05308181380224" calcext:value-type="float">
            <text:p>3,05</text:p>
          </table:table-cell>
          <table:table-cell office:value-type="float" office:value="8.05308181380224" calcext:value-type="float">
            <text:p>8,05</text:p>
          </table:table-cell>
        </table:table-row>
        <table:table-row table:style-name="ro1">
          <table:table-cell office:value-type="float" office:value="12.2060726455302" calcext:value-type="float">
            <text:p>12,21</text:p>
          </table:table-cell>
          <table:table-cell office:value-type="float" office:value="2.75363870024512" calcext:value-type="float">
            <text:p>2,75</text:p>
          </table:table-cell>
          <table:table-cell office:value-type="float" office:value="8.0546686959091" calcext:value-type="float">
            <text:p>8,05</text:p>
          </table:table-cell>
        </table:table-row>
        <table:table-row table:style-name="ro1">
          <table:table-cell office:value-type="float" office:value="13.1223633774043" calcext:value-type="float">
            <text:p>13,12</text:p>
          </table:table-cell>
          <table:table-cell office:value-type="float" office:value="2.31970416935261" calcext:value-type="float">
            <text:p>2,32</text:p>
          </table:table-cell>
          <table:table-cell office:value-type="float" office:value="8.01867417368863" calcext:value-type="float">
            <text:p>8,02</text:p>
          </table:table-cell>
        </table:table-row>
      </table:table>
      <table:table table:name="Feuille2" table:style-name="ta1">
        <table:table-column table:style-name="co2" table:number-columns-repeated="1024" table:default-cell-style-name="ce2"/>
        <table:table-row table:style-name="ro1">
          <table:table-cell office:value-type="string" calcext:value-type="string">
            <text:p>2.302585092994046;7.168155881806021;8.168155881806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995732273553991;6.972396414604649;8.273426410268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912023005428146;6.6586017705321625;8.3575717748681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605170185988092;6.3862615450699645;8.3862615450699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298317366548036;6.083943136540608;8.3849731322045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214608098422191;5.634118425298164;8.3330884296341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907755278982137;5.33559711812759;8.335597118127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600902459542082;5.0183027797306;8.3193327753945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517193191416238;4.610529340851475;8.3094993451874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210340371976184;4.310764217177883;8.3107642171778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903487552536127;3.707883721743179;8.008913717407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819778284410283;3.354880867269101;8.053850871605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512925464970229;3.0530818138022435;8.0530818138022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206072645530174;2.75363870024512;8.05466869590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22363377404328;2.3197041693526113;8.01867417368863</text:p>
          </table:table-cell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3" table:style-name="ta1">
        <table:shapes>
          <draw:frame draw:z-index="0" draw:style-name="gr1" draw:text-style-name="P1" svg:width="15.999cm" svg:height="8.999cm" svg:x="10.128cm" svg:y="0.1cm">
            <draw:object draw:notify-on-update-of-ranges="Feuille3.A1:Feuille3.A1 Feuille3.B1:Feuille3.C1 Feuille3.A2:Feuille3.A2 Feuille3.B2:Feuille3.C2 Feuille3.A3:Feuille3.A3 Feuille3.B3:Feuille3.C3 Feuille3.A4:Feuille3.A4 Feuille3.B4:Feuille3.C4 Feuille3.A5:Feuille3.A5 Feuille3.B5:Feuille3.C5 Feuille3.A6:Feuille3.A6 Feuille3.B6:Feuille3.C6 Feuille3.A7:Feuille3.A7 Feuille3.B7:Feuille3.C7 Feuille3.A8:Feuille3.A8 Feuille3.B8:Feuille3.C8 Feuille3.A9:Feuille3.A9 Feuille3.B9:Feuille3.C9 Feuille3.A10:Feuille3.A10 Feuille3.B10:Feuille3.C10 Feuille3.A11:Feuille3.A11 Feuille3.B11:Feuille3.C11 Feuille3.A12:Feuille3.A12 Feuille3.B12:Feuille3.C12 Feuille3.A13:Feuille3.A13 Feuille3.B13:Feuille3.C13 Feuille3.A14:Feuille3.A14 Feuille3.B14:Feuille3.C14 Feuille3.A15:Feuille3.A15 Feuille3.B15:Feuille3.C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10.128cm" svg:y="0.1cm">
            <draw:object draw:notify-on-update-of-ranges="Feuille3.A1:Feuille3.A15 Feuille3.B1:Feuille3.B15 Feuille3.C1:Feuille3.C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ce3"/>
        <table:table-column table:style-name="co3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7.16815588180602" calcext:value-type="float">
            <text:p>7,17</text:p>
          </table:table-cell>
          <table:table-cell table:style-name="ce1" office:value-type="float" office:value="8.16815588180602" calcext:value-type="float">
            <text:p>8,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6.97239641460465" calcext:value-type="float">
            <text:p>6,97</text:p>
          </table:table-cell>
          <table:table-cell table:style-name="ce1" office:value-type="float" office:value="8.27342641026863" calcext:value-type="float">
            <text:p>8,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6.65860177053216" calcext:value-type="float">
            <text:p>6,66</text:p>
          </table:table-cell>
          <table:table-cell table:style-name="ce1" office:value-type="float" office:value="8.35757177486818" calcext:value-type="float">
            <text:p>8,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6.38626154506996" calcext:value-type="float">
            <text:p>6,39</text:p>
          </table:table-cell>
          <table:table-cell table:style-name="ce1" office:value-type="float" office:value="8.38626154506997" calcext:value-type="float">
            <text:p>8,3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float" office:value="6.08394313654061" calcext:value-type="float">
            <text:p>6,08</text:p>
          </table:table-cell>
          <table:table-cell table:style-name="ce1" office:value-type="float" office:value="8.38497313220459" calcext:value-type="float">
            <text:p>8,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float" office:value="5.63411842529816" calcext:value-type="float">
            <text:p>5,63</text:p>
          </table:table-cell>
          <table:table-cell table:style-name="ce1" office:value-type="float" office:value="8.33308842963418" calcext:value-type="float">
            <text:p>8,3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float" office:value="5.33559711812759" calcext:value-type="float">
            <text:p>5,34</text:p>
          </table:table-cell>
          <table:table-cell table:style-name="ce1" office:value-type="float" office:value="8.33559711812759" calcext:value-type="float">
            <text:p>8,3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1" office:value-type="float" office:value="5.0183027797306" calcext:value-type="float">
            <text:p>5,02</text:p>
          </table:table-cell>
          <table:table-cell table:style-name="ce1" office:value-type="float" office:value="8.31933277539458" calcext:value-type="float">
            <text:p>8,3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1" office:value-type="float" office:value="4.61052934085148" calcext:value-type="float">
            <text:p>4,61</text:p>
          </table:table-cell>
          <table:table-cell table:style-name="ce1" office:value-type="float" office:value="8.30949934518749" calcext:value-type="float">
            <text:p>8,3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" office:value-type="float" office:value="4.31076421717788" calcext:value-type="float">
            <text:p>4,31</text:p>
          </table:table-cell>
          <table:table-cell table:style-name="ce1" office:value-type="float" office:value="8.31076421717788" calcext:value-type="float">
            <text:p>8,3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style-name="ce1" office:value-type="float" office:value="3.70788372174318" calcext:value-type="float">
            <text:p>3,71</text:p>
          </table:table-cell>
          <table:table-cell table:style-name="ce1" office:value-type="float" office:value="8.00891371740716" calcext:value-type="float">
            <text:p>8,0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style-name="ce1" office:value-type="float" office:value="3.3548808672691" calcext:value-type="float">
            <text:p>3,35</text:p>
          </table:table-cell>
          <table:table-cell table:style-name="ce1" office:value-type="float" office:value="8.05385087160512" calcext:value-type="float">
            <text:p>8,0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" office:value-type="float" office:value="3.05308181380224" calcext:value-type="float">
            <text:p>3,05</text:p>
          </table:table-cell>
          <table:table-cell table:style-name="ce1" office:value-type="float" office:value="8.05308181380224" calcext:value-type="float">
            <text:p>8,0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style-name="ce1" office:value-type="float" office:value="2.75363870024512" calcext:value-type="float">
            <text:p>2,75</text:p>
          </table:table-cell>
          <table:table-cell table:style-name="ce1" office:value-type="float" office:value="8.0546686959091" calcext:value-type="float">
            <text:p>8,05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style-name="ce1" office:value-type="float" office:value="2.31970416935261" calcext:value-type="float">
            <text:p>2,32</text:p>
          </table:table-cell>
          <table:table-cell table:style-name="ce1" office:value-type="float" office:value="8.01867417368863" calcext:value-type="float">
            <text:p>8,02</text:p>
          </table:table-cell>
        </table:table-row>
        <table:table-row table:style-name="ro1" table:number-rows-repeated="104856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3"/>
    </number:number-style>
    <number:number-style style:name="N108" number:title="Défini par l'utilisateur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10T11:12:15.433736507</dc:date>
    <meta:editing-duration>PT12H30M37S</meta:editing-duration>
    <meta:editing-cycles>1</meta:editing-cycles>
    <meta:document-statistic meta:table-count="3" meta:cell-count="105" meta:object-count="3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82cm" svg:y="3.955cm" style:legend-expansion="high" chart:style-name="ch2"/>
        <chart:plot-area chart:style-name="ch3" table:cell-range-address="g.A1:g.C15" chart:data-source-has-labels="column" svg:x="0.32cm" svg:y="0.18cm" svg:width="12.942cm" svg:height="8.64cm">
          <chartooo:coordinate-region svg:x="1.251cm" svg:y="0.18cm" svg:width="11.871cm" svg:height="7.294cm"/>
          <chart:axis chart:dimension="x" chart:name="primary-x" chart:style-name="ch4" chartooo:axis-type="auto">
            <chartooo:date-scale/>
            <chart:categories table:cell-range-address="g.A1:g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g.B1:g.B15" chart:class="chart:line">
            <chart:data-point chart:repeated="15"/>
          </chart:series>
          <chart:series chart:style-name="ch7" chart:values-cell-range-address="g.C1:g.C15" chart:class="chart:line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float" office:value="2.30258509299405">
                <text:p>2.30258509299405</text:p>
                <draw:g>
                  <svg:desc>g.A1:g.A15</svg:desc>
                </draw:g>
              </table:table-cell>
              <table:table-cell office:value-type="float" office:value="7.16815588180602">
                <text:p>7.16815588180602</text:p>
                <draw:g>
                  <svg:desc>g.B1:g.B15</svg:desc>
                </draw:g>
              </table:table-cell>
              <table:table-cell office:value-type="float" office:value="8.16815588180602">
                <text:p>8.16815588180602</text:p>
                <draw:g>
                  <svg:desc>g.C1:g.C15</svg:desc>
                </draw:g>
              </table:table-cell>
            </table:table-row>
            <table:table-row>
              <table:table-cell office:value-type="float" office:value="2.99573227355399">
                <text:p>2.99573227355399</text:p>
              </table:table-cell>
              <table:table-cell office:value-type="float" office:value="6.97239641460465">
                <text:p>6.97239641460465</text:p>
              </table:table-cell>
              <table:table-cell office:value-type="float" office:value="8.27342641026863">
                <text:p>8.27342641026863</text:p>
              </table:table-cell>
            </table:table-row>
            <table:table-row>
              <table:table-cell office:value-type="float" office:value="3.91202300542815">
                <text:p>3.91202300542815</text:p>
              </table:table-cell>
              <table:table-cell office:value-type="float" office:value="6.65860177053216">
                <text:p>6.65860177053216</text:p>
              </table:table-cell>
              <table:table-cell office:value-type="float" office:value="8.35757177486818">
                <text:p>8.35757177486818</text:p>
              </table:table-cell>
            </table:table-row>
            <table:table-row>
              <table:table-cell office:value-type="float" office:value="4.60517018598809">
                <text:p>4.60517018598809</text:p>
              </table:table-cell>
              <table:table-cell office:value-type="float" office:value="6.38626154506996">
                <text:p>6.38626154506996</text:p>
              </table:table-cell>
              <table:table-cell office:value-type="float" office:value="8.38626154506997">
                <text:p>8.38626154506997</text:p>
              </table:table-cell>
            </table:table-row>
            <table:table-row>
              <table:table-cell office:value-type="float" office:value="5.29831736654804">
                <text:p>5.29831736654804</text:p>
              </table:table-cell>
              <table:table-cell office:value-type="float" office:value="6.08394313654061">
                <text:p>6.08394313654061</text:p>
              </table:table-cell>
              <table:table-cell office:value-type="float" office:value="8.38497313220459">
                <text:p>8.38497313220459</text:p>
              </table:table-cell>
            </table:table-row>
            <table:table-row>
              <table:table-cell office:value-type="float" office:value="6.21460809842219">
                <text:p>6.21460809842219</text:p>
              </table:table-cell>
              <table:table-cell office:value-type="float" office:value="5.63411842529816">
                <text:p>5.63411842529816</text:p>
              </table:table-cell>
              <table:table-cell office:value-type="float" office:value="8.33308842963418">
                <text:p>8.33308842963418</text:p>
              </table:table-cell>
            </table:table-row>
            <table:table-row>
              <table:table-cell office:value-type="float" office:value="6.90775527898214">
                <text:p>6.90775527898214</text:p>
              </table:table-cell>
              <table:table-cell office:value-type="float" office:value="5.33559711812759">
                <text:p>5.33559711812759</text:p>
              </table:table-cell>
              <table:table-cell office:value-type="float" office:value="8.33559711812759">
                <text:p>8.33559711812759</text:p>
              </table:table-cell>
            </table:table-row>
            <table:table-row>
              <table:table-cell office:value-type="float" office:value="7.60090245954208">
                <text:p>7.60090245954208</text:p>
              </table:table-cell>
              <table:table-cell office:value-type="float" office:value="5.0183027797306">
                <text:p>5.0183027797306</text:p>
              </table:table-cell>
              <table:table-cell office:value-type="float" office:value="8.31933277539458">
                <text:p>8.31933277539458</text:p>
              </table:table-cell>
            </table:table-row>
            <table:table-row>
              <table:table-cell office:value-type="float" office:value="8.51719319141624">
                <text:p>8.51719319141624</text:p>
              </table:table-cell>
              <table:table-cell office:value-type="float" office:value="4.61052934085148">
                <text:p>4.61052934085148</text:p>
              </table:table-cell>
              <table:table-cell office:value-type="float" office:value="8.30949934518749">
                <text:p>8.30949934518749</text:p>
              </table:table-cell>
            </table:table-row>
            <table:table-row>
              <table:table-cell office:value-type="float" office:value="9.21034037197618">
                <text:p>9.21034037197618</text:p>
              </table:table-cell>
              <table:table-cell office:value-type="float" office:value="4.31076421717788">
                <text:p>4.31076421717788</text:p>
              </table:table-cell>
              <table:table-cell office:value-type="float" office:value="8.31076421717788">
                <text:p>8.31076421717788</text:p>
              </table:table-cell>
            </table:table-row>
            <table:table-row>
              <table:table-cell office:value-type="float" office:value="9.90348755253613">
                <text:p>9.90348755253613</text:p>
              </table:table-cell>
              <table:table-cell office:value-type="float" office:value="3.70788372174318">
                <text:p>3.70788372174318</text:p>
              </table:table-cell>
              <table:table-cell office:value-type="float" office:value="8.00891371740716">
                <text:p>8.00891371740716</text:p>
              </table:table-cell>
            </table:table-row>
            <table:table-row>
              <table:table-cell office:value-type="float" office:value="10.8197782844103">
                <text:p>10.8197782844103</text:p>
              </table:table-cell>
              <table:table-cell office:value-type="float" office:value="3.3548808672691">
                <text:p>3.3548808672691</text:p>
              </table:table-cell>
              <table:table-cell office:value-type="float" office:value="8.05385087160512">
                <text:p>8.05385087160512</text:p>
              </table:table-cell>
            </table:table-row>
            <table:table-row>
              <table:table-cell office:value-type="float" office:value="11.5129254649702">
                <text:p>11.5129254649702</text:p>
              </table:table-cell>
              <table:table-cell office:value-type="float" office:value="3.05308181380224">
                <text:p>3.05308181380224</text:p>
              </table:table-cell>
              <table:table-cell office:value-type="float" office:value="8.05308181380224">
                <text:p>8.05308181380224</text:p>
              </table:table-cell>
            </table:table-row>
            <table:table-row>
              <table:table-cell office:value-type="float" office:value="12.2060726455302">
                <text:p>12.2060726455302</text:p>
              </table:table-cell>
              <table:table-cell office:value-type="float" office:value="2.75363870024512">
                <text:p>2.75363870024512</text:p>
              </table:table-cell>
              <table:table-cell office:value-type="float" office:value="8.0546686959091">
                <text:p>8.0546686959091</text:p>
              </table:table-cell>
            </table:table-row>
            <table:table-row>
              <table:table-cell office:value-type="float" office:value="13.1223633774043">
                <text:p>13.1223633774043</text:p>
              </table:table-cell>
              <table:table-cell office:value-type="float" office:value="2.31970416935261">
                <text:p>2.31970416935261</text:p>
              </table:table-cell>
              <table:table-cell office:value-type="float" office:value="8.01867417368863">
                <text:p>8.018674173688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66cm" svg:y="0.737cm" style:legend-expansion="high" chart:style-name="ch2"/>
        <chart:plot-area chart:style-name="ch3" table:cell-range-address="Feuille3.A1:Feuille3.C15" chart:data-source-has-labels="column" svg:x="0.32cm" svg:y="0.18cm" svg:width="13.426cm" svg:height="8.64cm">
          <chartooo:coordinate-region svg:x="1.251cm" svg:y="0.378cm" svg:width="12.395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3.B1:Feuille3.C1" chart:label-cell-address="Feuille3.A1:Feuille3.A1" chart:class="chart:line">
            <chart:data-point chart:repeated="2"/>
          </chart:series>
          <chart:series chart:style-name="ch8" chart:values-cell-range-address="Feuille3.B2:Feuille3.C2" chart:label-cell-address="Feuille3.A2:Feuille3.A2" chart:class="chart:line">
            <chart:data-point chart:repeated="2"/>
          </chart:series>
          <chart:series chart:style-name="ch9" chart:values-cell-range-address="Feuille3.B3:Feuille3.C3" chart:label-cell-address="Feuille3.A3:Feuille3.A3" chart:class="chart:line">
            <chart:data-point chart:repeated="2"/>
          </chart:series>
          <chart:series chart:style-name="ch10" chart:values-cell-range-address="Feuille3.B4:Feuille3.C4" chart:label-cell-address="Feuille3.A4:Feuille3.A4" chart:class="chart:line">
            <chart:data-point chart:repeated="2"/>
          </chart:series>
          <chart:series chart:style-name="ch11" chart:values-cell-range-address="Feuille3.B5:Feuille3.C5" chart:label-cell-address="Feuille3.A5:Feuille3.A5" chart:class="chart:line">
            <chart:data-point chart:repeated="2"/>
          </chart:series>
          <chart:series chart:style-name="ch12" chart:values-cell-range-address="Feuille3.B6:Feuille3.C6" chart:label-cell-address="Feuille3.A6:Feuille3.A6" chart:class="chart:line">
            <chart:data-point chart:repeated="2"/>
          </chart:series>
          <chart:series chart:style-name="ch13" chart:values-cell-range-address="Feuille3.B7:Feuille3.C7" chart:label-cell-address="Feuille3.A7:Feuille3.A7" chart:class="chart:line">
            <chart:data-point chart:repeated="2"/>
          </chart:series>
          <chart:series chart:style-name="ch14" chart:values-cell-range-address="Feuille3.B8:Feuille3.C8" chart:label-cell-address="Feuille3.A8:Feuille3.A8" chart:class="chart:line">
            <chart:data-point chart:repeated="2"/>
          </chart:series>
          <chart:series chart:style-name="ch15" chart:values-cell-range-address="Feuille3.B9:Feuille3.C9" chart:label-cell-address="Feuille3.A9:Feuille3.A9" chart:class="chart:line">
            <chart:data-point chart:repeated="2"/>
          </chart:series>
          <chart:series chart:style-name="ch16" chart:values-cell-range-address="Feuille3.B10:Feuille3.C10" chart:label-cell-address="Feuille3.A10:Feuille3.A10" chart:class="chart:line">
            <chart:data-point chart:repeated="2"/>
          </chart:series>
          <chart:series chart:style-name="ch17" chart:values-cell-range-address="Feuille3.B11:Feuille3.C11" chart:label-cell-address="Feuille3.A11:Feuille3.A11" chart:class="chart:line">
            <chart:data-point chart:repeated="2"/>
          </chart:series>
          <chart:series chart:style-name="ch18" chart:values-cell-range-address="Feuille3.B12:Feuille3.C12" chart:label-cell-address="Feuille3.A12:Feuille3.A12" chart:class="chart:line">
            <chart:data-point chart:repeated="2"/>
          </chart:series>
          <chart:series chart:style-name="ch19" chart:values-cell-range-address="Feuille3.B13:Feuille3.C13" chart:label-cell-address="Feuille3.A13:Feuille3.A13" chart:class="chart:line">
            <chart:data-point chart:repeated="2"/>
          </chart:series>
          <chart:series chart:style-name="ch20" chart:values-cell-range-address="Feuille3.B14:Feuille3.C14" chart:label-cell-address="Feuille3.A14:Feuille3.A14" chart:class="chart:line">
            <chart:data-point chart:repeated="2"/>
          </chart:series>
          <chart:series chart:style-name="ch21" chart:values-cell-range-address="Feuille3.B15:Feuille3.C15" chart:label-cell-address="Feuille3.A15:Feuille3.A15" chart:class="chart:line">
            <chart:data-point chart:repeated="2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  <draw:g>
                  <svg:desc>Feuille3.A1:Feuille3.A1</svg:desc>
                </draw:g>
              </table:table-cell>
              <table:table-cell office:value-type="float" office:value="7.16815588180602">
                <text:p>7.16815588180602</text:p>
                <draw:g>
                  <svg:desc>Feuille3.B1:Feuille3.C1</svg:desc>
                </draw:g>
              </table:table-cell>
              <table:table-cell office:value-type="float" office:value="8.16815588180602">
                <text:p>8.16815588180602</text:p>
              </table:table-cell>
            </table:table-row>
            <table:table-row>
              <table:table-cell office:value-type="string">
                <text:p>20</text:p>
                <draw:g>
                  <svg:desc>Feuille3.A2:Feuille3.A2</svg:desc>
                </draw:g>
              </table:table-cell>
              <table:table-cell office:value-type="float" office:value="6.97239641460465">
                <text:p>6.97239641460465</text:p>
                <draw:g>
                  <svg:desc>Feuille3.B2:Feuille3.C2</svg:desc>
                </draw:g>
              </table:table-cell>
              <table:table-cell office:value-type="float" office:value="8.27342641026863">
                <text:p>8.27342641026863</text:p>
              </table:table-cell>
            </table:table-row>
            <table:table-row>
              <table:table-cell office:value-type="string">
                <text:p>50</text:p>
                <draw:g>
                  <svg:desc>Feuille3.A3:Feuille3.A3</svg:desc>
                </draw:g>
              </table:table-cell>
              <table:table-cell office:value-type="float" office:value="6.65860177053216">
                <text:p>6.65860177053216</text:p>
                <draw:g>
                  <svg:desc>Feuille3.B3:Feuille3.C3</svg:desc>
                </draw:g>
              </table:table-cell>
              <table:table-cell office:value-type="float" office:value="8.35757177486818">
                <text:p>8.35757177486818</text:p>
              </table:table-cell>
            </table:table-row>
            <table:table-row>
              <table:table-cell office:value-type="string">
                <text:p>100</text:p>
                <draw:g>
                  <svg:desc>Feuille3.A4:Feuille3.A4</svg:desc>
                </draw:g>
              </table:table-cell>
              <table:table-cell office:value-type="float" office:value="6.38626154506996">
                <text:p>6.38626154506996</text:p>
                <draw:g>
                  <svg:desc>Feuille3.B4:Feuille3.C4</svg:desc>
                </draw:g>
              </table:table-cell>
              <table:table-cell office:value-type="float" office:value="8.38626154506997">
                <text:p>8.38626154506997</text:p>
              </table:table-cell>
            </table:table-row>
            <table:table-row>
              <table:table-cell office:value-type="string">
                <text:p>200</text:p>
                <draw:g>
                  <svg:desc>Feuille3.A5:Feuille3.A5</svg:desc>
                </draw:g>
              </table:table-cell>
              <table:table-cell office:value-type="float" office:value="6.08394313654061">
                <text:p>6.08394313654061</text:p>
                <draw:g>
                  <svg:desc>Feuille3.B5:Feuille3.C5</svg:desc>
                </draw:g>
              </table:table-cell>
              <table:table-cell office:value-type="float" office:value="8.38497313220459">
                <text:p>8.38497313220459</text:p>
              </table:table-cell>
            </table:table-row>
            <table:table-row>
              <table:table-cell office:value-type="string">
                <text:p>500</text:p>
                <draw:g>
                  <svg:desc>Feuille3.A6:Feuille3.A6</svg:desc>
                </draw:g>
              </table:table-cell>
              <table:table-cell office:value-type="float" office:value="5.63411842529816">
                <text:p>5.63411842529816</text:p>
                <draw:g>
                  <svg:desc>Feuille3.B6:Feuille3.C6</svg:desc>
                </draw:g>
              </table:table-cell>
              <table:table-cell office:value-type="float" office:value="8.33308842963418">
                <text:p>8.33308842963418</text:p>
              </table:table-cell>
            </table:table-row>
            <table:table-row>
              <table:table-cell office:value-type="string">
                <text:p>1000</text:p>
                <draw:g>
                  <svg:desc>Feuille3.A7:Feuille3.A7</svg:desc>
                </draw:g>
              </table:table-cell>
              <table:table-cell office:value-type="float" office:value="5.33559711812759">
                <text:p>5.33559711812759</text:p>
                <draw:g>
                  <svg:desc>Feuille3.B7:Feuille3.C7</svg:desc>
                </draw:g>
              </table:table-cell>
              <table:table-cell office:value-type="float" office:value="8.33559711812759">
                <text:p>8.33559711812759</text:p>
              </table:table-cell>
            </table:table-row>
            <table:table-row>
              <table:table-cell office:value-type="string">
                <text:p>2000</text:p>
                <draw:g>
                  <svg:desc>Feuille3.A8:Feuille3.A8</svg:desc>
                </draw:g>
              </table:table-cell>
              <table:table-cell office:value-type="float" office:value="5.0183027797306">
                <text:p>5.0183027797306</text:p>
                <draw:g>
                  <svg:desc>Feuille3.B8:Feuille3.C8</svg:desc>
                </draw:g>
              </table:table-cell>
              <table:table-cell office:value-type="float" office:value="8.31933277539458">
                <text:p>8.31933277539458</text:p>
              </table:table-cell>
            </table:table-row>
            <table:table-row>
              <table:table-cell office:value-type="string">
                <text:p>5000</text:p>
                <draw:g>
                  <svg:desc>Feuille3.A9:Feuille3.A9</svg:desc>
                </draw:g>
              </table:table-cell>
              <table:table-cell office:value-type="float" office:value="4.61052934085148">
                <text:p>4.61052934085148</text:p>
                <draw:g>
                  <svg:desc>Feuille3.B9:Feuille3.C9</svg:desc>
                </draw:g>
              </table:table-cell>
              <table:table-cell office:value-type="float" office:value="8.30949934518749">
                <text:p>8.30949934518749</text:p>
              </table:table-cell>
            </table:table-row>
            <table:table-row>
              <table:table-cell office:value-type="string">
                <text:p>10000</text:p>
                <draw:g>
                  <svg:desc>Feuille3.A10:Feuille3.A10</svg:desc>
                </draw:g>
              </table:table-cell>
              <table:table-cell office:value-type="float" office:value="4.31076421717788">
                <text:p>4.31076421717788</text:p>
                <draw:g>
                  <svg:desc>Feuille3.B10:Feuille3.C10</svg:desc>
                </draw:g>
              </table:table-cell>
              <table:table-cell office:value-type="float" office:value="8.31076421717788">
                <text:p>8.31076421717788</text:p>
              </table:table-cell>
            </table:table-row>
            <table:table-row>
              <table:table-cell office:value-type="string">
                <text:p>20000</text:p>
                <draw:g>
                  <svg:desc>Feuille3.A11:Feuille3.A11</svg:desc>
                </draw:g>
              </table:table-cell>
              <table:table-cell office:value-type="float" office:value="3.70788372174318">
                <text:p>3.70788372174318</text:p>
                <draw:g>
                  <svg:desc>Feuille3.B11:Feuille3.C11</svg:desc>
                </draw:g>
              </table:table-cell>
              <table:table-cell office:value-type="float" office:value="8.00891371740716">
                <text:p>8.00891371740716</text:p>
              </table:table-cell>
            </table:table-row>
            <table:table-row>
              <table:table-cell office:value-type="string">
                <text:p>50000</text:p>
                <draw:g>
                  <svg:desc>Feuille3.A12:Feuille3.A12</svg:desc>
                </draw:g>
              </table:table-cell>
              <table:table-cell office:value-type="float" office:value="3.3548808672691">
                <text:p>3.3548808672691</text:p>
                <draw:g>
                  <svg:desc>Feuille3.B12:Feuille3.C12</svg:desc>
                </draw:g>
              </table:table-cell>
              <table:table-cell office:value-type="float" office:value="8.05385087160512">
                <text:p>8.05385087160512</text:p>
              </table:table-cell>
            </table:table-row>
            <table:table-row>
              <table:table-cell office:value-type="string">
                <text:p>100000</text:p>
                <draw:g>
                  <svg:desc>Feuille3.A13:Feuille3.A13</svg:desc>
                </draw:g>
              </table:table-cell>
              <table:table-cell office:value-type="float" office:value="3.05308181380224">
                <text:p>3.05308181380224</text:p>
                <draw:g>
                  <svg:desc>Feuille3.B13:Feuille3.C13</svg:desc>
                </draw:g>
              </table:table-cell>
              <table:table-cell office:value-type="float" office:value="8.05308181380224">
                <text:p>8.05308181380224</text:p>
              </table:table-cell>
            </table:table-row>
            <table:table-row>
              <table:table-cell office:value-type="string">
                <text:p>200000</text:p>
                <draw:g>
                  <svg:desc>Feuille3.A14:Feuille3.A14</svg:desc>
                </draw:g>
              </table:table-cell>
              <table:table-cell office:value-type="float" office:value="2.75363870024512">
                <text:p>2.75363870024512</text:p>
                <draw:g>
                  <svg:desc>Feuille3.B14:Feuille3.C14</svg:desc>
                </draw:g>
              </table:table-cell>
              <table:table-cell office:value-type="float" office:value="8.0546686959091">
                <text:p>8.0546686959091</text:p>
              </table:table-cell>
            </table:table-row>
            <table:table-row>
              <table:table-cell office:value-type="string">
                <text:p>500000</text:p>
                <draw:g>
                  <svg:desc>Feuille3.A15:Feuille3.A15</svg:desc>
                </draw:g>
              </table:table-cell>
              <table:table-cell office:value-type="float" office:value="2.31970416935261">
                <text:p>2.31970416935261</text:p>
                <draw:g>
                  <svg:desc>Feuille3.B15:Feuille3.C15</svg:desc>
                </draw:g>
              </table:table-cell>
              <table:table-cell office:value-type="float" office:value="8.01867417368863">
                <text:p>8.018674173688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82cm" svg:y="3.955cm" style:legend-expansion="high" chart:style-name="ch2"/>
        <chart:plot-area chart:style-name="ch3" table:cell-range-address="Feuille3.A1:Feuille3.C15" chart:data-source-has-labels="column" svg:x="3.197cm" svg:y="0.525cm" svg:width="12.94cm" svg:height="8.499cm">
          <chartooo:coordinate-region svg:x="4.128cm" svg:y="0.723cm" svg:width="11.869cm" svg:height="7.077cm"/>
          <chart:axis chart:dimension="x" chart:name="primary-x" chart:style-name="ch4" chartooo:axis-type="auto">
            <chartooo:date-scale/>
            <chart:categories table:cell-range-address="Feuille3.A1:Feuille3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3.B1:Feuille3.B15" chart:class="chart:line">
            <chart:data-point chart:repeated="15"/>
          </chart:series>
          <chart:series chart:style-name="ch8" chart:values-cell-range-address="Feuille3.C1:Feuille3.C15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Feuille3.A1:Feuille3.A15</svg:desc>
                </draw:g>
              </table:table-cell>
              <table:table-cell office:value-type="float" office:value="7.16815588180602">
                <text:p>7.16815588180602</text:p>
                <draw:g>
                  <svg:desc>Feuille3.B1:Feuille3.B15</svg:desc>
                </draw:g>
              </table:table-cell>
              <table:table-cell office:value-type="float" office:value="8.16815588180602">
                <text:p>8.16815588180602</text:p>
                <draw:g>
                  <svg:desc>Feuille3.C1:Feuille3.C15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97239641460465">
                <text:p>6.97239641460465</text:p>
              </table:table-cell>
              <table:table-cell office:value-type="float" office:value="8.27342641026863">
                <text:p>8.2734264102686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.65860177053216">
                <text:p>6.65860177053216</text:p>
              </table:table-cell>
              <table:table-cell office:value-type="float" office:value="8.35757177486818">
                <text:p>8.3575717748681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.38626154506996">
                <text:p>6.38626154506996</text:p>
              </table:table-cell>
              <table:table-cell office:value-type="float" office:value="8.38626154506997">
                <text:p>8.3862615450699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.08394313654061">
                <text:p>6.08394313654061</text:p>
              </table:table-cell>
              <table:table-cell office:value-type="float" office:value="8.38497313220459">
                <text:p>8.3849731322045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.63411842529816">
                <text:p>5.63411842529816</text:p>
              </table:table-cell>
              <table:table-cell office:value-type="float" office:value="8.33308842963418">
                <text:p>8.333088429634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.33559711812759">
                <text:p>5.33559711812759</text:p>
              </table:table-cell>
              <table:table-cell office:value-type="float" office:value="8.33559711812759">
                <text:p>8.3355971181275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.0183027797306">
                <text:p>5.0183027797306</text:p>
              </table:table-cell>
              <table:table-cell office:value-type="float" office:value="8.31933277539458">
                <text:p>8.3193327753945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.61052934085148">
                <text:p>4.61052934085148</text:p>
              </table:table-cell>
              <table:table-cell office:value-type="float" office:value="8.30949934518749">
                <text:p>8.3094993451874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.31076421717788">
                <text:p>4.31076421717788</text:p>
              </table:table-cell>
              <table:table-cell office:value-type="float" office:value="8.31076421717788">
                <text:p>8.31076421717788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.70788372174318">
                <text:p>3.70788372174318</text:p>
              </table:table-cell>
              <table:table-cell office:value-type="float" office:value="8.00891371740716">
                <text:p>8.0089137174071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.3548808672691">
                <text:p>3.3548808672691</text:p>
              </table:table-cell>
              <table:table-cell office:value-type="float" office:value="8.05385087160512">
                <text:p>8.0538508716051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.05308181380224">
                <text:p>3.05308181380224</text:p>
              </table:table-cell>
              <table:table-cell office:value-type="float" office:value="8.05308181380224">
                <text:p>8.05308181380224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.75363870024512">
                <text:p>2.75363870024512</text:p>
              </table:table-cell>
              <table:table-cell office:value-type="float" office:value="8.0546686959091">
                <text:p>8.0546686959091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2.31970416935261">
                <text:p>2.31970416935261</text:p>
              </table:table-cell>
              <table:table-cell office:value-type="float" office:value="8.01867417368863">
                <text:p>8.018674173688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